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910c" officeooo:paragraph-rsid="0014910c"/>
    </style:style>
    <style:style style:name="P2" style:family="paragraph" style:parent-style-name="Standard" style:list-style-name="L1">
      <style:text-properties officeooo:rsid="0014910c" officeooo:paragraph-rsid="0014910c"/>
    </style:style>
    <style:style style:name="P3" style:family="paragraph" style:parent-style-name="Standard">
      <style:paragraph-properties fo:text-align="justify" style:justify-single-word="false"/>
      <style:text-properties officeooo:rsid="0014910c" officeooo:paragraph-rsid="0014910c"/>
    </style:style>
    <style:style style:name="P4" style:family="paragraph" style:parent-style-name="Standard">
      <style:paragraph-properties fo:text-align="justify" style:justify-single-word="false"/>
      <style:text-properties officeooo:rsid="0014910c" officeooo:paragraph-rsid="0017629d"/>
    </style:style>
    <style:style style:name="P5" style:family="paragraph" style:parent-style-name="Standard">
      <style:paragraph-properties fo:text-align="justify" style:justify-single-word="false"/>
      <style:text-properties officeooo:rsid="0014910c" officeooo:paragraph-rsid="001ab20b"/>
    </style:style>
    <style:style style:name="P6" style:family="paragraph" style:parent-style-name="Standard">
      <style:text-properties officeooo:rsid="0014910c" officeooo:paragraph-rsid="0017629d"/>
    </style:style>
    <style:style style:name="P7" style:family="paragraph" style:parent-style-name="Standard" style:list-style-name="L4">
      <style:text-properties officeooo:rsid="0014910c" officeooo:paragraph-rsid="0017629d"/>
    </style:style>
    <style:style style:name="P8" style:family="paragraph" style:parent-style-name="Standard">
      <style:text-properties officeooo:rsid="0014910c" officeooo:paragraph-rsid="001a3ec4"/>
    </style:style>
    <style:style style:name="P9" style:family="paragraph" style:parent-style-name="Standard" style:list-style-name="L5">
      <style:text-properties officeooo:rsid="0014910c" officeooo:paragraph-rsid="001a3ec4"/>
    </style:style>
    <style:style style:name="P10" style:family="paragraph" style:parent-style-name="Standard">
      <style:text-properties officeooo:rsid="0014910c" officeooo:paragraph-rsid="001ab20b"/>
    </style:style>
    <style:style style:name="P11" style:family="paragraph" style:parent-style-name="Standard" style:list-style-name="L6">
      <style:text-properties officeooo:rsid="0014910c" officeooo:paragraph-rsid="001ab20b"/>
    </style:style>
    <style:style style:name="P12" style:family="paragraph" style:parent-style-name="Standard">
      <style:text-properties style:text-underline-style="solid" style:text-underline-width="auto" style:text-underline-color="font-color" officeooo:rsid="0014910c" officeooo:paragraph-rsid="0014910c"/>
    </style:style>
    <style:style style:name="P13" style:family="paragraph" style:parent-style-name="Standard">
      <style:text-properties style:text-underline-style="solid" style:text-underline-width="auto" style:text-underline-color="font-color" officeooo:rsid="0014910c" officeooo:paragraph-rsid="0017629d"/>
    </style:style>
    <style:style style:name="P14" style:family="paragraph" style:parent-style-name="Standard">
      <style:text-properties style:text-underline-style="solid" style:text-underline-width="auto" style:text-underline-color="font-color" officeooo:rsid="0014910c" officeooo:paragraph-rsid="001a3ec4"/>
    </style:style>
    <style:style style:name="P15" style:family="paragraph" style:parent-style-name="Standard">
      <style:text-properties style:text-underline-style="solid" style:text-underline-width="auto" style:text-underline-color="font-color" officeooo:rsid="0014910c" officeooo:paragraph-rsid="001ab20b"/>
    </style:style>
    <style:style style:name="P16" style:family="paragraph" style:parent-style-name="Standard">
      <style:text-properties style:font-name="Courier 10 Pitch" officeooo:rsid="0014910c" officeooo:paragraph-rsid="0014910c"/>
    </style:style>
    <style:style style:name="P17" style:family="paragraph" style:parent-style-name="Standard">
      <style:text-properties style:font-name="Courier 10 Pitch" officeooo:rsid="0014910c" officeooo:paragraph-rsid="0017629d"/>
    </style:style>
    <style:style style:name="P18" style:family="paragraph" style:parent-style-name="Standard">
      <style:text-properties style:font-name="Courier 10 Pitch" officeooo:rsid="001a3ec4" officeooo:paragraph-rsid="001a3ec4"/>
    </style:style>
    <style:style style:name="P19" style:family="paragraph" style:parent-style-name="Standard">
      <style:text-properties style:font-name="Courier 10 Pitch" officeooo:rsid="001a3ec4" officeooo:paragraph-rsid="001ab20b"/>
    </style:style>
    <style:style style:name="P20" style:family="paragraph" style:parent-style-name="Standard">
      <style:text-properties style:font-name="Courier 10 Pitch" style:text-underline-style="none" officeooo:rsid="001a3ec4" officeooo:paragraph-rsid="001a3ec4"/>
    </style:style>
    <style:style style:name="P21" style:family="paragraph" style:parent-style-name="Standard">
      <style:text-properties style:font-name="Courier 10 Pitch" style:text-underline-style="none" officeooo:rsid="001a3ec4" officeooo:paragraph-rsid="001ab20b"/>
    </style:style>
    <style:style style:name="P22" style:family="paragraph" style:parent-style-name="Standard">
      <style:text-properties style:font-name="Liberation Serif" officeooo:rsid="0015e66b" officeooo:paragraph-rsid="0015e66b"/>
    </style:style>
    <style:style style:name="P23" style:family="paragraph" style:parent-style-name="Standard">
      <style:text-properties style:font-name="Liberation Serif" officeooo:rsid="0015e66b" officeooo:paragraph-rsid="00187dfe"/>
    </style:style>
    <style:style style:name="P24" style:family="paragraph" style:parent-style-name="Standard">
      <style:paragraph-properties fo:text-align="center" style:justify-single-word="false"/>
      <style:text-properties fo:font-size="40pt" officeooo:rsid="0016be08" officeooo:paragraph-rsid="0016be08" style:font-size-asian="40pt" style:font-size-complex="40pt"/>
    </style:style>
    <style:style style:name="P25" style:family="paragraph" style:parent-style-name="Standard">
      <style:paragraph-properties fo:text-align="center" style:justify-single-word="false"/>
      <style:text-properties fo:font-size="20pt" officeooo:rsid="0016be08" officeooo:paragraph-rsid="0016be08" style:font-size-asian="20pt" style:font-size-complex="20pt"/>
    </style:style>
    <style:style style:name="P26" style:family="paragraph" style:parent-style-name="Standard">
      <style:text-properties fo:font-weight="bold" officeooo:rsid="0017629d" officeooo:paragraph-rsid="0017629d" style:font-weight-asian="bold" style:font-weight-complex="bold"/>
    </style:style>
    <style:style style:name="P27" style:family="paragraph" style:parent-style-name="Standard">
      <style:text-properties fo:font-weight="normal" officeooo:rsid="0014910c" officeooo:paragraph-rsid="0017629d" style:font-weight-asian="normal" style:font-weight-complex="normal"/>
    </style:style>
    <style:style style:name="P28" style:family="paragraph" style:parent-style-name="Standard">
      <style:text-properties fo:font-weight="normal" officeooo:rsid="0014910c" officeooo:paragraph-rsid="001a3ec4" style:font-weight-asian="normal" style:font-weight-complex="normal"/>
    </style:style>
    <style:style style:name="P29" style:family="paragraph" style:parent-style-name="Standard">
      <style:text-properties fo:font-weight="normal" officeooo:rsid="0014910c" officeooo:paragraph-rsid="001ab20b" style:font-weight-asian="normal" style:font-weight-complex="normal"/>
    </style:style>
    <style:style style:name="P30" style:family="paragraph" style:parent-style-name="Standard">
      <style:text-properties fo:font-weight="normal" officeooo:rsid="001a3ec4" officeooo:paragraph-rsid="001a3ec4" style:font-weight-asian="normal" style:font-weight-complex="normal"/>
    </style:style>
    <style:style style:name="P31" style:family="paragraph" style:parent-style-name="Standard" style:list-style-name="L4">
      <style:text-properties officeooo:paragraph-rsid="0017629d"/>
    </style:style>
    <style:style style:name="P32" style:family="paragraph" style:parent-style-name="Standard" style:list-style-name="L5">
      <style:text-properties officeooo:paragraph-rsid="001a3ec4"/>
    </style:style>
    <style:style style:name="P33" style:family="paragraph" style:parent-style-name="Standard">
      <style:paragraph-properties fo:text-align="justify" style:justify-single-word="false"/>
      <style:text-properties officeooo:rsid="001ab20b" officeooo:paragraph-rsid="001ab20b"/>
    </style:style>
    <style:style style:name="P34" style:family="paragraph" style:parent-style-name="Standard">
      <style:paragraph-properties fo:text-align="justify" style:justify-single-word="false"/>
      <style:text-properties officeooo:rsid="001ab20b" officeooo:paragraph-rsid="001b8518"/>
    </style:style>
    <style:style style:name="P35" style:family="paragraph" style:parent-style-name="Standard" style:list-style-name="L6">
      <style:text-properties officeooo:paragraph-rsid="001ab20b"/>
    </style:style>
    <style:style style:name="P36" style:family="paragraph" style:parent-style-name="Standard">
      <style:paragraph-properties fo:break-before="page"/>
      <style:text-properties fo:font-size="16pt" fo:font-weight="bold" officeooo:rsid="0014910c" officeooo:paragraph-rsid="0014910c" style:font-size-asian="16pt" style:font-weight-asian="bold" style:font-size-complex="16pt" style:font-weight-complex="bold"/>
    </style:style>
    <style:style style:name="P37" style:family="paragraph" style:parent-style-name="Standard">
      <style:paragraph-properties fo:break-before="page"/>
      <style:text-properties fo:font-size="16pt" fo:font-weight="bold" officeooo:rsid="0017629d" officeooo:paragraph-rsid="0017629d" style:font-size-asian="16pt" style:font-weight-asian="bold" style:font-size-complex="16pt" style:font-weight-complex="bold"/>
    </style:style>
    <style:style style:name="P38" style:family="paragraph" style:parent-style-name="Standard">
      <style:paragraph-properties fo:break-before="page"/>
      <style:text-properties fo:font-size="16pt" fo:font-weight="bold" officeooo:rsid="001a3ec4" officeooo:paragraph-rsid="001a3ec4" style:font-size-asian="16pt" style:font-weight-asian="bold" style:font-size-complex="16pt" style:font-weight-complex="bold"/>
    </style:style>
    <style:style style:name="P39" style:family="paragraph" style:parent-style-name="Standard">
      <style:paragraph-properties fo:break-before="page"/>
      <style:text-properties fo:font-weight="normal" officeooo:rsid="001a3ec4" officeooo:paragraph-rsid="001a3ec4" style:font-weight-asian="normal" style:font-weight-complex="normal"/>
    </style:style>
    <style:style style:name="T1" style:family="text">
      <style:text-properties officeooo:rsid="0014910c"/>
    </style:style>
    <style:style style:name="T2" style:family="text">
      <style:text-properties officeooo:rsid="00155b82"/>
    </style:style>
    <style:style style:name="T3" style:family="text">
      <style:text-properties style:text-underline-style="solid" style:text-underline-width="auto" style:text-underline-color="font-color" officeooo:rsid="00155b82"/>
    </style:style>
    <style:style style:name="T4" style:family="text">
      <style:text-properties style:text-underline-style="solid" style:text-underline-width="auto" style:text-underline-color="font-color" officeooo:rsid="001a3ec4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55b82"/>
    </style:style>
    <style:style style:name="T7" style:family="text">
      <style:text-properties style:text-underline-style="none" officeooo:rsid="0017629d"/>
    </style:style>
    <style:style style:name="T8" style:family="text">
      <style:text-properties style:text-underline-style="none" officeooo:rsid="001a3ec4"/>
    </style:style>
    <style:style style:name="T9" style:family="text">
      <style:text-properties style:text-underline-style="none" officeooo:rsid="001b8518"/>
    </style:style>
    <style:style style:name="T10" style:family="text">
      <style:text-properties style:text-underline-style="none" officeooo:rsid="001c1fca"/>
    </style:style>
    <style:style style:name="T11" style:family="text">
      <style:text-properties officeooo:rsid="0016be08"/>
    </style:style>
    <style:style style:name="T12" style:family="text">
      <style:text-properties officeooo:rsid="0017629d"/>
    </style:style>
    <style:style style:name="T13" style:family="text">
      <style:text-properties officeooo:rsid="00187dfe"/>
    </style:style>
    <style:style style:name="T14" style:family="text">
      <style:text-properties officeooo:rsid="001a3ec4"/>
    </style:style>
    <style:style style:name="T15" style:family="text">
      <style:text-properties fo:font-style="italic" officeooo:rsid="0017629d" style:font-style-asian="italic" style:font-style-complex="italic"/>
    </style:style>
    <style:style style:name="T16" style:family="text">
      <style:text-properties fo:font-style="italic" style:text-underline-style="none" style:font-style-asian="italic" style:font-style-complex="italic"/>
    </style:style>
    <style:style style:name="T17" style:family="text">
      <style:text-properties fo:font-style="normal" style:text-underline-style="none" style:font-style-asian="normal" style:font-style-complex="normal"/>
    </style:style>
    <style:style style:name="T18" style:family="text">
      <style:text-properties fo:font-style="normal" style:text-underline-style="none" officeooo:rsid="001b8518" style:font-style-asian="normal" style:font-style-complex="normal"/>
    </style:style>
    <style:style style:name="T19" style:family="text">
      <style:text-properties officeooo:rsid="001d1fa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24"/>
      <text:p text:style-name="P24"/>
      <text:p text:style-name="P24"/>
      <text:p text:style-name="P24">Práctica 1</text:p>
      <text:p text:style-name="P24">-</text:p>
      <text:p text:style-name="P24">Informe</text:p>
      <text:p text:style-name="P24"/>
      <text:p text:style-name="P24"/>
      <text:p text:style-name="P24"/>
      <text:p text:style-name="P24"/>
      <text:p text:style-name="P24"/>
      <text:p text:style-name="P25">Julen D. y Julen F.</text:p>
      <text:p text:style-name="P36">P1: Hola Mundo extendido</text:p>
      <text:p text:style-name="P1"/>
      <text:list xml:id="list4263755518059857300" text:style-name="L1">
        <text:list-item>
          <text:p text:style-name="P2">Breve <text:s/>descripción <text:s/>de <text:s/>las <text:s/>decisiones <text:s/>de <text:s/>diseño <text:s/>tomadas <text:s/>(no <text:s/>repetir <text:s/>el enunciado de la práctica). </text:p>
        </text:list-item>
      </text:list>
      <text:p text:style-name="P1"/>
      <text:p text:style-name="P3"><text:span text:style-name="T2">Primero se ha</text:span> establec<text:span text:style-name="T2">ido</text:span> una conexión SSH con nuestra Raspberry mediante Putty. <text:span text:style-name="T2">Después, usando la sesión SSH, hemos creado un archivo </text:span><text:span text:style-name="T3">ejercicio1.c</text:span><text:span text:style-name="T6"> y hemos escrito el código del programa indicado. Por último, hemos compilado el programa usando un compilador de la Pi y hemos ejecutado el programa.</text:span></text:p>
      <text:p text:style-name="P1"/>
      <text:p text:style-name="P1"/>
      <text:list xml:id="list192546824174336" text:continue-numbering="true" text:style-name="L1">
        <text:list-item>
          <text:p text:style-name="P2">Archivos de código comentados <text:s/>de los programas <text:s/></text:p>
        </text:list-item>
      </text:list>
      <text:p text:style-name="P1"/>
      <text:p text:style-name="P12"><text:span text:style-name="T2">ejercicio1</text:span>.c</text:p>
      <text:p text:style-name="P1"/>
      <text:p text:style-name="P16">#include &lt;stdio.h&gt;<text:tab/>//Necesaria para imprimir texto en pantalla</text:p>
      <text:p text:style-name="P16">int main() {</text:p>
      <text:p text:style-name="P16"><text:tab/>printf("Hello world"); //Imprimir “Hola mundo” en pantalla</text:p>
      <text:p text:style-name="P16"><text:tab/>return 0;</text:p>
      <text:p text:style-name="P16">}</text:p>
      <text:p text:style-name="P16"/>
      <text:p text:style-name="P22">Comandos:</text:p>
      <text:p text:style-name="P22"/>
      <text:p text:style-name="P22">touch <text:span text:style-name="T13">ejercicio1</text:span>.c<text:tab/><text:tab/><text:tab/>-&gt;<text:tab/>Crear archivo</text:p>
      <text:p text:style-name="P23">nano <text:span text:style-name="T13">ejercicio1</text:span>.c<text:tab/><text:tab/><text:tab/>-&gt;<text:tab/>Editar archivo</text:p>
      <text:p text:style-name="P23">gcc -Wall <text:span text:style-name="T13">ejercicio1</text:span>.c -o <text:span text:style-name="T13">ejercicio1</text:span><text:tab/>-&gt;<text:tab/>Compila en C el archivo programa.c</text:p>
      <text:p text:style-name="P23">./<text:span text:style-name="T13">ejercicio1</text:span><text:tab/><text:tab/><text:tab/><text:tab/>-&gt;<text:tab/>Ejecut<text:span text:style-name="T11">a el programa compilado</text:span></text:p>
      <text:p text:style-name="P1"/>
      <text:p text:style-name="P1"/>
      <text:list xml:id="list192546890022942" text:continue-numbering="true" text:style-name="L1">
        <text:list-item>
          <text:p text:style-name="P2">Comentarios e incidencias</text:p>
        </text:list-item>
      </text:list>
      <text:p text:style-name="P1"/>
      <text:p text:style-name="P1"><text:s/>- </text:p>
      <text:p text:style-name="P37">P2: Hola Mundo desde Netbeans</text:p>
      <text:p text:style-name="P26"/>
      <text:list xml:id="list6535530635674567368" text:style-name="L4">
        <text:list-item>
          <text:p text:style-name="P31"><text:span text:style-name="T1">Breve <text:s/>descripción <text:s/>de <text:s/>las <text:s/>decisiones <text:s/>de <text:s/>diseño <text:s/>tomadas <text:s/>(no <text:s/>repetir <text:s/>el enunciado de la práctica). </text:span></text:p>
        </text:list-item>
      </text:list>
      <text:p text:style-name="P6"/>
      <text:p text:style-name="P4"><text:span text:style-name="T2">Primero se ha</text:span> establec<text:span text:style-name="T2">ido</text:span> una conexión SSH con nuestra Raspberry mediante <text:span text:style-name="T12">Netbeans</text:span>. <text:span text:style-name="T12">Para ello, <text:s/>primero hay que crear una sesión SSH en Netbeans (Usuario: root). Una vez hecho esto, marcamos la Raspberry como build-host. Después, usando Netbeans, hemos creado un proyecto, y lo hemos configurado: compilador de C: C11; compilador de C++: C11++; Librerías (Build → Linker) → Añadir la opción </text:span><text:span text:style-name="T15">-lwiringPi</text:span><text:span text:style-name="T12">. En el proyecto, hemos escrito el código en la clase </text:span><text:span text:style-name="T4">main.c</text:span><text:span text:style-name="T12"> ya creada</text:span><text:span text:style-name="T8"> en la carpeta de archivos fuente</text:span><text:span text:style-name="T6">. </text:span><text:span text:style-name="T8">H</text:span><text:span text:style-name="T6">emos compilado el programa usando </text:span><text:span text:style-name="T8">el compilador de la Raspberry Pi.</text:span><text:span text:style-name="T6"> </text:span><text:span text:style-name="T7">Finalmente, </text:span><text:span text:style-name="T6">hemos ejecutado el programa.</text:span></text:p>
      <text:p text:style-name="P6"/>
      <text:p text:style-name="P6"/>
      <text:list xml:id="list192546581636640" text:continue-numbering="true" text:style-name="L4">
        <text:list-item>
          <text:p text:style-name="P7">Archivos de código comentados <text:s/>de los programas <text:s/></text:p>
        </text:list-item>
      </text:list>
      <text:p text:style-name="P6"/>
      <text:p text:style-name="P13"><text:span text:style-name="T14">main</text:span>.c</text:p>
      <text:p text:style-name="P6"/>
      <text:p text:style-name="P17">#include &lt;stdio.h&gt;<text:tab/>//Necesaria para imprimir texto en pantalla</text:p>
      <text:p text:style-name="P17">int main() {</text:p>
      <text:p text:style-name="P17"><text:tab/>printf("Hello world"); //Imprimir “Hola mundo” en pantalla</text:p>
      <text:p text:style-name="P17"><text:tab/>return 0;</text:p>
      <text:p text:style-name="P17">}</text:p>
      <text:p text:style-name="P6"/>
      <text:p text:style-name="P6"/>
      <text:list xml:id="list192547309042600" text:continue-numbering="true" text:style-name="L4">
        <text:list-item>
          <text:p text:style-name="P7">Comentarios e incidencias</text:p>
        </text:list-item>
      </text:list>
      <text:p text:style-name="P6"/>
      <text:p text:style-name="P27">- </text:p>
      <text:p text:style-name="P38">P3: LED intermitente </text:p>
      <text:p text:style-name="P30"/>
      <text:list xml:id="list6160893263667821955" text:style-name="L5">
        <text:list-item>
          <text:p text:style-name="P32"><text:span text:style-name="T1">Breve <text:s/>descripción <text:s/>de <text:s/>las <text:s/>decisiones <text:s/>de <text:s/>diseño <text:s/>tomadas <text:s/>(no <text:s/>repetir <text:s/>el enunciado de la práctica). </text:span></text:p>
        </text:list-item>
      </text:list>
      <text:p text:style-name="P8"/>
      <text:p text:style-name="P5"><text:span text:style-name="T12">En el proyecto creado en Netbeans, hemos escrito el código en la clase </text:span><text:span text:style-name="T4">main.c</text:span><text:span text:style-name="T12"> ya creada</text:span><text:span text:style-name="T8"> en la carpeta de archivos fuente</text:span><text:span text:style-name="T6">. </text:span><text:span text:style-name="T8">H</text:span><text:span text:style-name="T6">emos compilado el programa usando </text:span><text:span text:style-name="T8">el compilador de la Raspberry Pi.</text:span><text:span text:style-name="T6"> </text:span></text:p>
      <text:p text:style-name="P5"><text:span text:style-name="T6"/></text:p>
      <text:p text:style-name="P33"><text:span text:style-name="T6">E</text:span><text:span text:style-name="T5">l circuito que hemos montado en la placa es idéntico al explicado en el Ejercicio 1 del archivo </text:span><text:span text:style-name="T16">Raspberry Pi para RSA.pdf</text:span><text:span text:style-name="T17"> (Apartado 1.4.3.1, pág 19)</text:span><text:span text:style-name="T5"> <text:s/></text:span></text:p>
      <text:p text:style-name="P5"><text:span text:style-name="T6"/></text:p>
      <text:p text:style-name="P33"><text:span text:style-name="T6">A</text:span><text:span text:style-name="T5">ntes de ejecutar el programa, hay que configurar los pines de la Rapberry. Para ello se han ejecutado los siguientes comandos mediante el SSH de Netbeans:</text:span></text:p>
      <text:p text:style-name="P33"><text:span text:style-name="T5"/></text:p>
      <text:p text:style-name="P33"><text:span text:style-name="T5">1. Se activa el pin 4:</text:span></text:p>
      <text:p text:style-name="P33"><text:span text:style-name="T5">echo 4 &gt; /sys/class/gpio/export</text:span></text:p>
      <text:p text:style-name="P33"><text:span text:style-name="T5"/></text:p>
      <text:p text:style-name="P33"><text:span text:style-name="T5">2. Se determina si el pin 4 es de entrada o de salida (en este caso, de salida):</text:span></text:p>
      <text:p text:style-name="P33"><text:span text:style-name="T5">echo out &gt; /sys/class/gpio/gpio4/direction</text:span></text:p>
      <text:p text:style-name="P5"><text:span text:style-name="T6"/></text:p>
      <text:p text:style-name="P5"><text:span text:style-name="T7">Finalmente, </text:span><text:span text:style-name="T6">hemos ejecutado el programa.</text:span></text:p>
      <text:p text:style-name="P8"/>
      <text:p text:style-name="P8"/>
      <text:list xml:id="list192548212720451" text:continue-numbering="true" text:style-name="L5">
        <text:list-item>
          <text:p text:style-name="P9">Archivos de código comentados <text:s/>de los programas <text:s/></text:p>
        </text:list-item>
      </text:list>
      <text:p text:style-name="P8"/>
      <text:p text:style-name="P14"><text:span text:style-name="T14">main</text:span>.c</text:p>
      <text:p text:style-name="P8"/>
      <text:p text:style-name="P18">#include &lt;cstdlib&gt;</text:p>
      <text:p text:style-name="P18">#include &lt;stdlib.h&gt;</text:p>
      <text:p text:style-name="P18">#include &lt;unistd.h&gt;</text:p>
      <text:p text:style-name="P18"/>
      <text:p text:style-name="P18">using namespace std;</text:p>
      <text:p text:style-name="P20"/>
      <text:p text:style-name="P18">int main(int argc, char** argv) {</text:p>
      <text:p text:style-name="P18"><text:s text:c="4"/>system("echo 1 &gt; /sys/class/gpio/gpio4/value"); //<text:span text:style-name="T19">Encender led</text:span></text:p>
      <text:p text:style-name="P18"><text:s text:c="4"/>sleep(3);<text:tab/><text:tab/><text:tab/><text:tab/><text:tab/><text:tab/><text:tab/><text:tab/> <text:s text:c="2"/>//<text:span text:style-name="T19">Esperar 3”</text:span></text:p>
      <text:p text:style-name="P18"><text:s text:c="4"/>system("echo 0 &gt; /sys/class/gpio/gpio4/value"); //<text:span text:style-name="T19">Apagar led</text:span></text:p>
      <text:p text:style-name="P18"><text:s text:c="4"/>return 0;</text:p>
      <text:p text:style-name="P18">}</text:p>
      <text:p text:style-name="P8"/>
      <text:p text:style-name="P8"/>
      <text:list xml:id="list192547907322297" text:continue-numbering="true" text:style-name="L5">
        <text:list-item>
          <text:p text:style-name="P9">Comentarios e incidencias</text:p>
        </text:list-item>
      </text:list>
      <text:p text:style-name="P8"/>
      <text:p text:style-name="P28">- </text:p>
      <text:p text:style-name="P38">P4: LED controlado mediante pulsador </text:p>
      <text:p text:style-name="P30"/>
      <text:list xml:id="list9041767039364101784" text:style-name="L6">
        <text:list-item>
          <text:p text:style-name="P35"><text:span text:style-name="T1">Breve <text:s/>descripción <text:s/>de <text:s/>las <text:s/>decisiones <text:s/>de <text:s/>diseño <text:s/>tomadas <text:s/>(no <text:s/>repetir <text:s/>el enunciado de la práctica). </text:span></text:p>
        </text:list-item>
      </text:list>
      <text:p text:style-name="P10"/>
      <text:p text:style-name="P5"><text:span text:style-name="T12">En el proyecto creado en Netbeans, hemos escrito el código en la clase </text:span><text:span text:style-name="T4">main.c</text:span><text:span text:style-name="T12"> ya creada</text:span><text:span text:style-name="T8"> en la carpeta de archivos fuente</text:span><text:span text:style-name="T6">. </text:span><text:span text:style-name="T8">H</text:span><text:span text:style-name="T6">emos compilado el programa usando </text:span><text:span text:style-name="T8">el compilador de la Raspberry Pi.</text:span><text:span text:style-name="T6"> </text:span></text:p>
      <text:p text:style-name="P5"><text:span text:style-name="T6"/></text:p>
      <text:p text:style-name="P33"><text:span text:style-name="T6">E</text:span><text:span text:style-name="T5">l circuito que hemos montado en la placa es idéntico al explicado en el Ejercicio 1 del archivo </text:span><text:span text:style-name="T16">Conexiones físicas GPIO.pdf</text:span><text:span text:style-name="T17">. </text:span><text:span text:style-name="T18">(El pin usado para el led es el 8 (GPIO14); para el pulsador, el 10 (GPIO15). La entrada de voltaje la sacamos del pin 4; para el ground, el pin 6).</text:span></text:p>
      <text:p text:style-name="P5"><text:span text:style-name="T6"/></text:p>
      <text:p text:style-name="P33"><text:span text:style-name="T6">A</text:span><text:span text:style-name="T5">ntes de ejecutar el programa, hay que configurar los pines de la Rapberry. Para ello se han ejecutado los siguientes comandos mediante el SSH de Netbeans:</text:span></text:p>
      <text:p text:style-name="P33"><text:span text:style-name="T5"/></text:p>
      <text:p text:style-name="P33"><text:span text:style-name="T5">1. Se activa el pin </text:span><text:span text:style-name="T10">8</text:span><text:span text:style-name="T5"> para el led:</text:span></text:p>
      <text:p text:style-name="P33"><text:span text:style-name="T5">echo </text:span><text:span text:style-name="T10">14</text:span><text:span text:style-name="T5"> &gt; /sys/class/gpio/export</text:span></text:p>
      <text:p text:style-name="P33"><text:span text:style-name="T5"/></text:p>
      <text:p text:style-name="P33"><text:span text:style-name="T5">2. Se determina si el pin </text:span><text:span text:style-name="T10">8</text:span><text:span text:style-name="T5"> es de entrada o de salida (en este caso, de salida):</text:span></text:p>
      <text:p text:style-name="P33"><text:span text:style-name="T5">echo out &gt; /sys/class/gpio/gpio</text:span><text:span text:style-name="T10">14</text:span><text:span text:style-name="T5">/direction</text:span></text:p>
      <text:p text:style-name="P5"><text:span text:style-name="T6"/></text:p>
      <text:p text:style-name="P34"><text:span text:style-name="T9">3.</text:span><text:span text:style-name="T5"> Se activa el pin </text:span><text:span text:style-name="T10">10</text:span><text:span text:style-name="T5"> para el </text:span><text:span text:style-name="T9">pulsador</text:span><text:span text:style-name="T5">:</text:span></text:p>
      <text:p text:style-name="P34"><text:span text:style-name="T5">echo </text:span><text:span text:style-name="T10">15</text:span><text:span text:style-name="T5"> &gt; /sys/class/gpio/export</text:span></text:p>
      <text:p text:style-name="P34"><text:span text:style-name="T5"/></text:p>
      <text:p text:style-name="P34"><text:span text:style-name="T9">4</text:span><text:span text:style-name="T5">. Se determina si el pin </text:span><text:span text:style-name="T10">10</text:span><text:span text:style-name="T9"> </text:span><text:span text:style-name="T5">es de entrada o de salida (en este caso, de </text:span><text:span text:style-name="T9">entrada</text:span><text:span text:style-name="T5">):</text:span></text:p>
      <text:p text:style-name="P34"><text:span text:style-name="T6">echo </text:span><text:span text:style-name="T9">in</text:span><text:span text:style-name="T6"> &gt; /sys/class/gpio/gpio</text:span><text:span text:style-name="T10">15</text:span><text:span text:style-name="T6">/direction</text:span></text:p>
      <text:p text:style-name="P5"><text:span text:style-name="T6"/></text:p>
      <text:p text:style-name="P5"><text:span text:style-name="T7">Finalmente, </text:span><text:span text:style-name="T6">hemos ejecutado el programa.</text:span></text:p>
      <text:p text:style-name="P5"><text:span text:style-name="T6"/></text:p>
      <text:p text:style-name="P10"/>
      <text:list xml:id="list192547437741030" text:continue-numbering="true" text:style-name="L6">
        <text:list-item>
          <text:p text:style-name="P11">Archivos de código comentados <text:s/>de los programas <text:s/></text:p>
        </text:list-item>
      </text:list>
      <text:p text:style-name="P10"/>
      <text:p text:style-name="P15"><text:span text:style-name="T14">main</text:span>.c</text:p>
      <text:p text:style-name="P10"/>
      <text:p text:style-name="P19">#include &lt;cstdlib&gt;</text:p>
      <text:p text:style-name="P19">#include &lt;stdlib.h&gt;</text:p>
      <text:p text:style-name="P19">#include &lt;unistd.h&gt;</text:p>
      <text:p text:style-name="P19"/>
      <text:p text:style-name="P19">using namespace std;</text:p>
      <text:p text:style-name="P21"/>
      <text:p text:style-name="P19">int main(int argc, char** argv) {</text:p>
      <text:p text:style-name="P19"><text:s text:c="4"/>system("echo 1 &gt; /sys/class/gpio/gpio4/value");</text:p>
      <text:p text:style-name="P19"><text:s text:c="4"/>sleep(3);</text:p>
      <text:p text:style-name="P19"><text:s text:c="4"/>system("echo 0 &gt; /sys/class/gpio/gpio4/value");</text:p>
      <text:p text:style-name="P19"><text:s text:c="4"/>return 0;</text:p>
      <text:p text:style-name="P19">}</text:p>
      <text:p text:style-name="P10"/>
      <text:p text:style-name="P10"/>
      <text:list xml:id="list192546733082163" text:continue-numbering="true" text:style-name="L6">
        <text:list-item>
          <text:p text:style-name="P11">Comentarios e incidencias</text:p>
        </text:list-item>
      </text:list>
      <text:p text:style-name="P10"/>
      <text:p text:style-name="P29">- </text:p>
      <text:p text:style-name="P39">P5: LED con luminosidad variable controlado <text:s/>mediante pulsad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7:36:40.368803552</meta:creation-date>
    <dc:date>2017-09-29T19:14:02.454832362</dc:date>
    <meta:editing-duration>PT35M57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6" meta:paragraph-count="86" meta:word-count="737" meta:character-count="4683" meta:non-whitespace-character-count="3922"/>
  </office:meta>
</office:document-meta>
</file>